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list-style-name="">
      <style:paragraph-properties fo:margin-top="0in" fo:margin-bottom="0in" fo:line-height="100%"/>
    </style:style>
    <style:style style:name="P3" style:family="paragraph" style:parent-style-name="Standard">
      <style:paragraph-properties fo:margin-top="0in" fo:margin-bottom="0in" fo:line-height="100%"/>
      <style:text-properties fo:color="#000000" style:font-name="Times New Roman" fo:font-size="12pt" style:font-size-asian="12pt" style:font-size-complex="12pt"/>
    </style:style>
    <style:style style:name="P4" style:family="paragraph" style:parent-style-name="Standard">
      <style:paragraph-properties fo:margin-left="0.25in" fo:margin-right="0in" fo:margin-top="0in" fo:margin-bottom="0in" fo:line-height="100%" fo:text-indent="-0.25in" style:auto-text-indent="false"/>
    </style:style>
    <style:style style:name="P5"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6" style:family="paragraph" style:parent-style-name="No_20_Spacing">
      <style:text-properties style:font-name="Times New Roman" fo:font-size="12pt" style:font-size-asian="12pt" style:font-name-complex="Times New Roman1" style:font-size-complex="12pt"/>
    </style:style>
    <style:style style:name="P7"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style:font-name="Times New Roman" fo:font-size="12pt" fo:font-weight="bold" style:font-size-asian="12pt" style:font-weight-asian="bold" style:font-name-complex="Times New Roman1" style:font-size-complex="12pt" style:font-weight-complex="bold"/>
    </style:style>
    <style:style style:name="T5" style:family="text">
      <style:text-properties style:use-window-font-color="true" style:font-name="Times New Roman" fo:font-size="12pt" fo:font-style="normal" style:font-name-asian="Georgia" style:font-size-asian="12pt" style:font-style-asian="normal" style:font-name-complex="Georgia" style:font-size-complex="12pt" style:font-style-complex="normal"/>
    </style:style>
    <style:style style:name="T6" style:family="text">
      <style:text-properties fo:color="#808080" style:font-name="Times New Roman" fo:font-size="12pt" fo:font-style="italic" style:font-name-asian="Georgia" style:font-size-asian="12pt" style:font-style-asian="italic" style:font-name-complex="Georgia" style:font-size-complex="12pt" style:font-style-complex="italic"/>
    </style:style>
    <style:style style:name="T7" style:family="text">
      <style:text-properties fo:color="#000000" style:font-name="Times New Roman" fo:font-size="12pt" fo:font-style="normal" style:font-name-asian="Georgia" style:font-size-asian="12pt" style:font-style-asian="normal" style:font-name-complex="Georgia" style:font-size-complex="12pt" style:font-style-complex="normal"/>
    </style:style>
    <style:style style:name="T8" style:family="text">
      <style:text-properties fo:color="#000000" style:font-name="Times New Roman" fo:font-size="12pt" fo:font-style="italic" style:font-name-asian="Georgia" style:font-size-asian="12pt" style:font-style-asian="italic" style:font-name-complex="Georgia" style:font-size-complex="12pt" style:font-style-complex="italic"/>
    </style:style>
    <style:style style:name="T9" style:family="text">
      <style:text-properties fo:font-variant="normal" fo:text-transform="none" fo:color="#333333" style:font-name="Times New Roman" fo:font-size="12pt" fo:letter-spacing="normal" fo:font-style="normal" fo:font-weight="normal" style:font-size-asian="12pt" style:font-name-complex="Times New Roman1" style:font-size-complex="12pt"/>
    </style:style>
    <style:style style:name="T10" style:family="text">
      <style:text-properties fo:font-variant="normal" fo:text-transform="none" fo:color="#333333" style:font-name="Times New Roman" fo:font-size="12pt" fo:letter-spacing="normal" fo:font-style="normal" fo:font-weight="bold" style:font-size-asian="12pt" style:font-weight-asian="bold" style:font-name-complex="Times New Roman1" style:font-size-complex="12pt" style:font-weight-complex="bold"/>
    </style:style>
    <style:style style:name="T11" style:family="text">
      <style:text-properties style:font-name="Times New Roman" fo:font-size="12pt" style:font-size-asian="12pt" style:font-size-complex="12pt"/>
    </style:style>
    <style:style style:name="T12" style:family="text">
      <style:text-properties style:font-name="Times New Roman" fo:font-size="12pt" style:font-name-asian="Georgia" style:font-size-asian="12pt" style:font-name-complex="Georgia" style:font-size-complex="12pt"/>
    </style:style>
    <style:style style:name="T13" style:family="text">
      <style:text-properties style:font-name="Times New Roman"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Noah's Biggest Success</text:span></text:p>
      <text:p text:style-name="P6"/>
      <text:p text:style-name="No_20_Spacing"><text:span text:style-name="T3">Read:</text:span><text:span text:style-name="T2"> Genesis 6:5-22</text:span></text:p>
      <text:p text:style-name="P6"/>
      <text:p text:style-name="P4"><text:span text:style-name="T3">Text:</text:span><text:span text:style-name="T2"> Genesis 6:18 “</text:span><text:span text:style-name="T7">Noah was a just man </text:span><text:span text:style-name="T8">and</text:span><text:span text:style-name="T7"> perfect in his </text:span></text:p>
      <text:p text:style-name="P4"><text:span text:style-name="T7"><text:tab/><text:tab/><text:tab/> <text:s text:c="8"/>generations, </text:span><text:span text:style-name="T8">and</text:span><text:span text:style-name="T7"> Noah walked with God .”</text:span></text:p>
      <text:p text:style-name="P5"/>
      <text:h text:style-name="P1" text:outline-level="3"><text:span text:style-name="T3">Introduction:</text:span><text:span text:style-name="T2"> Often we see success as a plaque on the wall, a finished task, or a reward/recognition for something we have done. Many times there are factors behind the accomplishment that are a bigger success than the accomplishment that others see. This is what I see in the story of Noah. He was a recipient of God's grace primarily because God saw a man who was committed to Him in a world that was not. Why did God choose him to build the ark? Was it because he was the worlds best architect? Was it the extensive ship handling experience that he had? <text:s/>Could it be his degree in </text:span><text:span text:style-name="T9">Veterinary Sciences that made him the best man for the job? Our text verse provides the answer.</text:span></text:h>
      <text:h text:style-name="P2" text:outline-level="3"><text:span text:style-name="T9"/></text:h>
      <text:h text:style-name="P2" text:outline-level="3"><text:span text:style-name="T10">I. Noah was a just man:</text:span><text:span text:style-name="T9"> The word “just” in the Hebrew language indicates that Noah was cleansed, he was moral, he was righteous and lawful.</text:span></text:h>
      <text:h text:style-name="P2" text:outline-level="3"><text:span text:style-name="T9"><text:s text:c="2"/>Noah was cleansed. In a world of filth Noah had taken the time to clean himself up. <text:s/>There are two ways to be clean one is to avoid dirt and the other is to wash the dirt off. This word indicates that Noah was cleansing himself from the filth of the world. </text:span></text:h>
      <text:h text:style-name="P2" text:outline-level="3"><text:span text:style-name="T9"><text:s text:c="2"/>He obeyed God's law and was found to be righteous in God's eyes. He was both inwardly and outwardly moral. </text:span></text:h>
      <text:h text:style-name="P2" text:outline-level="3"><text:span text:style-name="T9"/></text:h>
      <text:h text:style-name="P2" text:outline-level="3"><text:span text:style-name="T10">II. Noah was perfect in his generations:</text:span><text:span text:style-name="T9"> His generations refers to the one he came from, the one he was in, and the one that followed him. He obeyed God in his father and mothers generation which means that when he was a child he followed God. He followed God as an adult. The third generation that he was involved with was that of his sons.' Henry Morris said that Noah's exemplary life is the reason that God spared the life of his sons. He was a Godly father as well as a Godly husband.</text:span></text:h>
      <text:h text:style-name="P2" text:outline-level="3"><text:span text:style-name="T9"/></text:h>
      <text:h text:style-name="P2" text:outline-level="3"><text:span text:style-name="T13">III. Noah walked with God:</text:span><text:span text:style-name="T11"> There is only one other person in the</text:span></text:h>
      <text:h text:style-name="P2" text:outline-level="3"><text:span text:style-name="T11"><text:s/>Bible that this phrase is used about. It is Enoch. Here is the exact scripture quotation: “</text:span><text:span text:style-name="T12">And Enoch walked with God: and he </text:span><text:span text:style-name="T6">was</text:span><text:span text:style-name="T5"> not; for God took him.” The only other individual in the Bible who shares this description and he went straight to heaven without dying.</text:span></text:h>
      <text:h text:style-name="P2" text:outline-level="3"><text:span text:style-name="T5"><text:s text:c="2"/>This phrase indicates that his walk was more than that of the nominal Hebrew person who might also make the same claim. He was more faithful to the tenets of his faith than just a Jew who goes to temple and follows the Septuagint. His walk with God was deliberate and intense. You could say that he was passionate about his faith. </text:span></text:h>
      <text:h text:style-name="P2" text:outline-level="3"><text:span text:style-name="T5"/></text:h>
      <text:h text:style-name="P2" text:outline-level="3"><text:span text:style-name="T4">Conclude:</text:span><text:span text:style-name="T2"> After the ark was built, the message of repentance was preached for 120 years, the ark was stocked with all supplies needed, and the animals were gathered. The scripture record says: “</text:span><text:span text:style-name="T7">Thus did Noah; according to all that God commanded him, so did he.”</text:span></text:h>
      <text:h text:style-name="P2" text:outline-level="3"><text:span text:style-name="T7"><text:s text:c="2"/>Noah's biggest success was his success as a follower of Almighty God and his faithfulness as a husband and father. Those who follow the Bible will remember him as an ark builder but he was much more that that. He was a life builder who built the kingdom of God into his life as well as the lives of those who surrounded him.</text:span></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OpenSymbol" svg:font-family="Open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6-06-17T15:50:17.21</dc:date>
    <meta:editing-duration>PT5H28M54S</meta:editing-duration>
    <meta:generator>OpenOffice/4.1.2$Win32 OpenOffice.org_project/412m3$Build-9782</meta:generator>
    <meta:document-statistic meta:table-count="0" meta:image-count="0" meta:object-count="0" meta:page-count="1" meta:paragraph-count="14" meta:word-count="576" meta:character-count="30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